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withoutfill" style:list-style-name="L2">
      <style:graphic-properties svg:stroke-color="#800080" draw:fill="none" draw:textarea-vertical-align="middle" loext:decorative="false"/>
      <style:paragraph-properties style:writing-mode="lr-tb"/>
    </style:style>
    <style:style style:name="gr3" style:family="graphic" style:parent-style-name="objectwithoutfill" style:list-style-name="L2">
      <style:graphic-properties svg:stroke-color="#000000" draw:fill="none" draw:textarea-vertical-align="middle" loext:decorative="false"/>
      <style:paragraph-properties style:writing-mode="lr-tb"/>
    </style:style>
    <style:style style:name="gr4" style:family="graphic" style:parent-style-name="objectwithoutfill" style:list-style-name="L2">
      <style:graphic-properties svg:stroke-color="#f10d0c" draw:fill="none" draw:textarea-vertical-align="middle" loext:decorative="false"/>
      <style:paragraph-properties style:writing-mode="lr-tb"/>
    </style:style>
    <style:style style:name="gr5" style:family="graphic" style:parent-style-name="objectwithoutfill" style:list-style-name="L2">
      <style:graphic-properties svg:stroke-color="#443205" draw:fill="none" draw:textarea-vertical-align="middle" loext:decorative="false"/>
      <style:paragraph-properties style:writing-mode="lr-tb"/>
    </style:style>
    <style:style style:name="gr6" style:family="graphic" style:parent-style-name="objectwithoutfill" style:list-style-name="L2">
      <style:graphic-properties svg:stroke-color="#3465a4" draw:fill="none" draw:textarea-vertical-align="middle" loext:decorative="false"/>
      <style:paragraph-properties style:writing-mode="lr-tb"/>
    </style:style>
    <style:style style:name="gr7" style:family="graphic" style:parent-style-name="objectwithoutfill" style:list-style-name="L2">
      <style:graphic-properties svg:stroke-color="#00a933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co1" style:family="table-column">
      <style:table-column-properties style:column-width="4.638cm" style:use-optimal-column-width="false"/>
    </style:style>
    <style:style style:name="co2" style:family="table-column">
      <style:table-column-properties style:column-width="5.702cm" style:use-optimal-column-width="false"/>
    </style:style>
    <style:style style:name="co3" style:family="table-column">
      <style:table-column-properties style:column-width="5.048cm" style:use-optimal-column-width="false"/>
    </style:style>
    <style:style style:name="co4" style:family="table-column">
      <style:table-column-properties style:column-width="4.989cm" style:use-optimal-column-width="false"/>
    </style:style>
    <style:style style:name="co5" style:family="table-column">
      <style:table-column-properties style:column-width="4.253cm" style:use-optimal-column-width="false"/>
    </style:style>
    <style:style style:name="co6" style:family="table-column">
      <style:table-column-properties style:column-width="4.724cm" style:use-optimal-column-width="false"/>
    </style:style>
    <style:style style:name="co7" style:family="table-column">
      <style:table-column-properties style:column-width="4.22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623cm" style:use-optimal-row-height="false"/>
    </style:style>
    <style:style style:name="ro3" style:family="table-row">
      <style:table-row-properties style:row-height="0.912cm" style:use-optimal-row-height="false"/>
    </style:style>
    <style:style style:name="ro4" style:family="table-row">
      <style:table-row-properties style:row-height="0.654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800080" loext:opacity="100%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800080" loext:opacity="100%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use-window-font-color="true" loext:opacity="0%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5429" loext:opacity="100%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5429" loext:opacity="100%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3465a4" loext:opacity="100%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3465a4" loext:opacity="100%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4b2204" loext:opacity="100%"/>
    </style:style>
    <style:style style:name="T2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xml:id="id7" draw:id="id7" draw:layer="layout" svg:width="4.637cm" svg:height="9.318cm" svg:x="1.035cm" svg:y="1.002cm">
          <table:table table:template-name="magenta-gray" table:use-first-row-styles="true" table:use-banding-rows-styles="true">
            <table:table-column table:style-name="co1"/>
            <table:table-row table:style-name="ro1">
              <table:table-cell table:style-name="magenta-title-with-border">
                <text:p>Suppliers поставщики</text:p>
              </table:table-cell>
            </table:table-row>
            <table:table-row table:style-name="ro1">
              <table:table-cell table:style-name="gray-with-border">
                <text:p>SupplierID </text:p>
              </table:table-cell>
            </table:table-row>
            <table:table-row table:style-name="ro1">
              <table:table-cell table:style-name="white-with-border">
                <text:p>SupplierName </text:p>
              </table:table-cell>
            </table:table-row>
            <table:table-row table:style-name="ro1">
              <table:table-cell table:style-name="gray-with-border">
                <text:p>ContactName </text:p>
              </table:table-cell>
            </table:table-row>
            <table:table-row table:style-name="ro1">
              <table:table-cell table:style-name="white-with-border">
                <text:p>Address </text:p>
              </table:table-cell>
            </table:table-row>
            <table:table-row table:style-name="ro1">
              <table:table-cell table:style-name="gray-with-border">
                <text:p>City </text:p>
              </table:table-cell>
            </table:table-row>
            <table:table-row table:style-name="ro1">
              <table:table-cell table:style-name="white-with-border">
                <text:p>PostalCode </text:p>
              </table:table-cell>
            </table:table-row>
            <table:table-row table:style-name="ro1">
              <table:table-cell table:style-name="gray-with-border">
                <text:p>Country </text:p>
              </table:table-cell>
            </table:table-row>
            <table:table-row table:style-name="ro1">
              <table:table-cell table:style-name="white-with-border">
                <text:p>Phone 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xml:id="id4" draw:id="id4" draw:layer="layout" svg:width="5.701cm" svg:height="4.508cm" svg:x="23.009cm" svg:y="15.544cm">
          <table:table table:template-name="magenta-gray" table:use-first-row-styles="true" table:use-banding-rows-styles="true">
            <table:table-column table:style-name="co2"/>
            <table:table-row table:style-name="ro1">
              <table:table-cell table:style-name="magenta-title-with-border">
                <text:p>Categories категории товаров</text:p>
              </table:table-cell>
            </table:table-row>
            <table:table-row table:style-name="ro1">
              <table:table-cell table:style-name="gray-with-border">
                <text:p>CategoryID </text:p>
              </table:table-cell>
            </table:table-row>
            <table:table-row table:style-name="ro1">
              <table:table-cell table:style-name="white-with-border">
                <text:p>CategoryName </text:p>
              </table:table-cell>
            </table:table-row>
            <table:table-row table:style-name="ro1">
              <table:table-cell table:style-name="gray-with-border">
                <text:p>Description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xml:id="id8" draw:id="id8" draw:layer="layout" svg:width="5.047cm" svg:height="8.356cm" svg:x="23.75cm" svg:y="1.014cm">
          <table:table table:template-name="magenta-gray" table:use-first-row-styles="true" table:use-banding-rows-styles="true">
            <table:table-column table:style-name="co3"/>
            <table:table-row table:style-name="ro1">
              <table:table-cell table:style-name="magenta-title-with-border">
                <text:p>Customers заказчики</text:p>
              </table:table-cell>
            </table:table-row>
            <table:table-row table:style-name="ro1">
              <table:table-cell table:style-name="gray-with-border">
                <text:p>CustomerID </text:p>
              </table:table-cell>
            </table:table-row>
            <table:table-row table:style-name="ro1">
              <table:table-cell table:style-name="white-with-border">
                <text:p>CustomerName </text:p>
              </table:table-cell>
            </table:table-row>
            <table:table-row table:style-name="ro1">
              <table:table-cell table:style-name="gray-with-border">
                <text:p>ContactName </text:p>
              </table:table-cell>
            </table:table-row>
            <table:table-row table:style-name="ro1">
              <table:table-cell table:style-name="white-with-border">
                <text:p>Address </text:p>
              </table:table-cell>
            </table:table-row>
            <table:table-row table:style-name="ro1">
              <table:table-cell table:style-name="gray-with-border">
                <text:p>City </text:p>
              </table:table-cell>
            </table:table-row>
            <table:table-row table:style-name="ro1">
              <table:table-cell table:style-name="white-with-border">
                <text:p>PostalCode </text:p>
              </table:table-cell>
            </table:table-row>
            <table:table-row table:style-name="ro1">
              <table:table-cell table:style-name="gray-with-border">
                <text:p>Country 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xml:id="id5" draw:id="id5" draw:layer="layout" svg:width="5.047cm" svg:height="7.394cm" svg:x="1.214cm" svg:y="12.601cm">
          <table:table table:template-name="magenta-gray" table:use-first-row-styles="true" table:use-banding-rows-styles="true">
            <table:table-column table:style-name="co3"/>
            <table:table-row table:style-name="ro2">
              <table:table-cell table:style-name="magenta-title-with-border">
                <text:p>Employees сотрудники</text:p>
              </table:table-cell>
            </table:table-row>
            <table:table-row table:style-name="ro1">
              <table:table-cell table:style-name="gray-with-border">
                <text:p>EmployeeID </text:p>
              </table:table-cell>
            </table:table-row>
            <table:table-row table:style-name="ro1">
              <table:table-cell table:style-name="white-with-border">
                <text:p>LastName </text:p>
              </table:table-cell>
            </table:table-row>
            <table:table-row table:style-name="ro1">
              <table:table-cell table:style-name="gray-with-border">
                <text:p>FirstName </text:p>
              </table:table-cell>
            </table:table-row>
            <table:table-row table:style-name="ro1">
              <table:table-cell table:style-name="white-with-border">
                <text:p>BirthDate </text:p>
              </table:table-cell>
            </table:table-row>
            <table:table-row table:style-name="ro1">
              <table:table-cell table:style-name="gray-with-border">
                <text:p>Photo </text:p>
              </table:table-cell>
            </table:table-row>
            <table:table-row table:style-name="ro1">
              <table:table-cell table:style-name="white-with-border">
                <text:p>Notes 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xml:id="id1" draw:id="id1" draw:layer="layout" svg:width="4.988cm" svg:height="5.47cm" svg:x="18.639cm" svg:y="9.645cm">
          <table:table table:template-name="magenta-gray" table:use-first-row-styles="true" table:use-banding-rows-styles="true">
            <table:table-column table:style-name="co4"/>
            <table:table-row table:style-name="ro2">
              <table:table-cell table:style-name="magenta-title-with-border">
                <text:p>OrderDetails</text:p>
                <text:p>детали заказов</text:p>
              </table:table-cell>
            </table:table-row>
            <table:table-row table:style-name="ro1">
              <table:table-cell table:style-name="gray-with-border">
                <text:p>OrderDetailID </text:p>
              </table:table-cell>
            </table:table-row>
            <table:table-row table:style-name="ro1">
              <table:table-cell table:style-name="white-with-border">
                <text:p>OrderID </text:p>
              </table:table-cell>
            </table:table-row>
            <table:table-row table:style-name="ro1">
              <table:table-cell table:style-name="gray-with-border">
                <text:p>ProductID </text:p>
              </table:table-cell>
            </table:table-row>
            <table:table-row table:style-name="ro1">
              <table:table-cell table:style-name="white-with-border">
                <text:p>Quantity 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xml:id="id2" draw:id="id2" draw:layer="layout" svg:width="4.252cm" svg:height="6.182cm" svg:x="14.362cm" svg:y="0.953cm">
          <table:table table:template-name="magenta-gray" table:use-first-row-styles="true" table:use-banding-rows-styles="true">
            <table:table-column table:style-name="co5"/>
            <table:table-row table:style-name="ro2">
              <table:table-cell table:style-name="magenta-title-with-border">
                <text:p>Orders </text:p>
                <text:p>заказы</text:p>
              </table:table-cell>
            </table:table-row>
            <table:table-row table:style-name="ro3">
              <table:table-cell table:style-name="gray-with-border">
                <text:p>OrderID </text:p>
              </table:table-cell>
            </table:table-row>
            <table:table-row table:style-name="ro3">
              <table:table-cell table:style-name="white-with-border">
                <text:p>CustomerID </text:p>
              </table:table-cell>
            </table:table-row>
            <table:table-row table:style-name="ro3">
              <table:table-cell table:style-name="gray-with-border">
                <text:p>EmployeeID </text:p>
              </table:table-cell>
            </table:table-row>
            <table:table-row table:style-name="ro3">
              <table:table-cell table:style-name="white-with-border">
                <text:p>OrderDate </text:p>
              </table:table-cell>
            </table:table-row>
            <table:table-row table:style-name="ro3">
              <table:table-cell table:style-name="gray-with-border">
                <text:p>ShipperID 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xml:id="id3" draw:id="id3" draw:layer="layout" svg:width="4.723cm" svg:height="7.394cm" svg:x="8.335cm" svg:y="12.553cm">
          <table:table table:template-name="magenta-gray" table:use-first-row-styles="true" table:use-banding-rows-styles="true">
            <table:table-column table:style-name="co6"/>
            <table:table-row table:style-name="ro4">
              <table:table-cell table:style-name="magenta-title-with-border">
                <text:p>Products</text:p>
                <text:p>товары</text:p>
              </table:table-cell>
            </table:table-row>
            <table:table-row table:style-name="ro1">
              <table:table-cell table:style-name="gray-with-border">
                <text:p>ProductID </text:p>
              </table:table-cell>
            </table:table-row>
            <table:table-row table:style-name="ro1">
              <table:table-cell table:style-name="white-with-border">
                <text:p>ProductName </text:p>
              </table:table-cell>
            </table:table-row>
            <table:table-row table:style-name="ro1">
              <table:table-cell table:style-name="gray-with-border">
                <text:p>SupplierID </text:p>
              </table:table-cell>
            </table:table-row>
            <table:table-row table:style-name="ro1">
              <table:table-cell table:style-name="white-with-border">
                <text:p>CategoryID </text:p>
              </table:table-cell>
            </table:table-row>
            <table:table-row table:style-name="ro1">
              <table:table-cell table:style-name="gray-with-border">
                <text:p>Unit </text:p>
              </table:table-cell>
            </table:table-row>
            <table:table-row table:style-name="ro1">
              <table:table-cell table:style-name="white-with-border">
                <text:p>Price 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xml:id="id6" draw:id="id6" draw:layer="layout" svg:width="4.224cm" svg:height="4.508cm" svg:x="6.517cm" svg:y="1.067cm">
          <table:table table:template-name="magenta-gray" table:use-first-row-styles="true" table:use-banding-rows-styles="true">
            <table:table-column table:style-name="co7"/>
            <table:table-row table:style-name="ro2">
              <table:table-cell table:style-name="magenta-title-with-border">
                <text:p>Shippers</text:p>
                <text:p>перевозчики</text:p>
              </table:table-cell>
            </table:table-row>
            <table:table-row table:style-name="ro1">
              <table:table-cell table:style-name="gray-with-border">
                <text:p>ShipperID </text:p>
              </table:table-cell>
            </table:table-row>
            <table:table-row table:style-name="ro1">
              <table:table-cell table:style-name="white-with-border">
                <text:p>ShipperName </text:p>
              </table:table-cell>
            </table:table-row>
            <table:table-row table:style-name="ro1">
              <table:table-cell table:style-name="gray-with-border">
                <text:p>Phone 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2" draw:text-style-name="P2" draw:layer="layout" draw:type="curve" svg:x1="21.133cm" svg:y1="9.645cm" svg:x2="16.488cm" svg:y2="7.135cm" draw:start-shape="id1" draw:start-glue-point="0" draw:end-shape="id2" draw:end-glue-point="2" svg:d="M21133 9645c0-1881-4645-626-4645-2510" svg:viewBox="0 0 4646 2511">
          <text:p text:style-name="P1">OrderID </text:p>
        </draw:connector>
        <draw:connector draw:style-name="gr3" draw:text-style-name="P4" draw:layer="layout" draw:type="curve" svg:x1="18.639cm" svg:y1="12.38cm" svg:x2="13.058cm" svg:y2="16.25cm" draw:start-shape="id1" draw:start-glue-point="3" draw:end-shape="id3" draw:end-glue-point="1" svg:d="M18639 12380c-4185 0-1395 3870-5581 3870" svg:viewBox="0 0 5582 3871">
          <text:p text:style-name="P3">ProductID</text:p>
        </draw:connector>
        <draw:connector draw:style-name="gr4" draw:text-style-name="P6" draw:layer="layout" draw:type="curve" svg:x1="23.009cm" svg:y1="17.798cm" svg:x2="13.058cm" svg:y2="16.25cm" draw:start-shape="id4" draw:start-glue-point="3" draw:end-shape="id3" draw:end-glue-point="1" svg:d="M23009 17798c-7462 0-2487-1548-9951-1548" svg:viewBox="0 0 9952 1549">
          <text:p text:style-name="P5">CategoryID</text:p>
        </draw:connector>
        <draw:connector draw:style-name="gr5" draw:text-style-name="P8" draw:layer="layout" draw:type="curve" svg:x1="3.737cm" svg:y1="12.601cm" svg:x2="16.488cm" svg:y2="7.135cm" draw:start-shape="id5" draw:start-glue-point="0" draw:end-shape="id2" draw:end-glue-point="2" svg:d="M3737 12601c0-4098 12751-1365 12751-5466" svg:viewBox="0 0 12752 5467">
          <text:p text:style-name="P7"><text:span text:style-name="T1">EmployeeID</text:span></text:p>
        </draw:connector>
        <draw:connector draw:style-name="gr6" draw:text-style-name="P10" draw:layer="layout" draw:type="curve" svg:x1="14.362cm" svg:y1="4.044cm" svg:x2="10.741cm" svg:y2="3.321cm" draw:start-shape="id2" draw:start-glue-point="3" draw:end-shape="id6" svg:d="M14362 4044c-2715 0-905-723-3621-723" svg:viewBox="0 0 3622 724">
          <text:p text:style-name="P9">ShipperID</text:p>
        </draw:connector>
        <draw:connector draw:style-name="gr7" draw:text-style-name="P8" draw:layer="layout" draw:type="curve" svg:x1="5.672cm" svg:y1="5.661cm" svg:x2="8.335cm" svg:y2="16.25cm" draw:start-shape="id7" draw:start-glue-point="1" draw:end-shape="id3" draw:end-glue-point="3" svg:d="M5672 5661c1998 0 667 10589 2663 10589" svg:viewBox="0 0 2664 10590">
          <text:p text:style-name="P7"><text:span text:style-name="T2">SupplierID</text:span></text:p>
        </draw:connector>
        <draw:connector draw:style-name="gr8" draw:text-style-name="P11" draw:layer="layout" draw:type="line" svg:x1="18.614cm" svg:y1="4.044cm" svg:x2="23.75cm" svg:y2="5.192cm" draw:start-shape="id2" draw:start-glue-point="1" draw:end-shape="id8" draw:end-glue-point="3" svg:d="M18614 4044l5136 1148" svg:viewBox="0 0 5137 1149">
          <text:p text:style-name="P7">CustomerI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magenta-title-with-border" style:family="table-cell" style:parent-style-name="default">
      <loext:graphic-properties draw:fill="solid" draw:fill-color="#d62e4e"/>
      <style:paragraph-properties fo:border="0.28pt solid #666666"/>
      <style:text-properties fo:color="#ffffff" loext:opacity="100%"/>
    </style:style>
    <table:table-template table:name="magenta-gray">
      <table:first-row table:style-name="magenta-title-with-border"/>
      <table:last-row table:style-name="magenta-title-with-border"/>
      <table:first-column table:style-name="magenta-title-with-border"/>
      <table:last-column table:style-name="magenta-title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6T17:50:43.047000000</meta:creation-date>
    <dc:date>2024-08-06T18:53:03.076000000</dc:date>
    <meta:editing-duration>PT17M8S</meta:editing-duration>
    <meta:editing-cycles>4</meta:editing-cycles>
    <meta:generator>LibreOffice/24.2.5.2$Windows_X86_64 LibreOffice_project/bffef4ea93e59bebbeaf7f431bb02b1a39ee8a59</meta:generator>
    <meta:document-statistic meta:object-count="15"/>
  </office:meta>
</office:document-meta>
</file>